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17c55" officeooo:paragraph-rsid="00117c55" style:font-size-asian="21pt" style:font-size-complex="24pt"/>
    </style:style>
    <style:style style:name="P2" style:family="paragraph" style:parent-style-name="Standard">
      <style:text-properties fo:font-size="18pt" officeooo:rsid="00117c55" officeooo:paragraph-rsid="00117c55" style:font-size-asian="18pt" style:font-size-complex="18pt"/>
    </style:style>
    <style:style style:name="P3" style:family="paragraph" style:parent-style-name="Standard">
      <style:text-properties fo:font-size="18pt" officeooo:rsid="00117c55" officeooo:paragraph-rsid="0012f323" style:font-size-asian="18pt" style:font-size-complex="18pt"/>
    </style:style>
    <style:style style:name="P4" style:family="paragraph" style:parent-style-name="Standard">
      <style:text-properties fo:font-size="12pt" officeooo:rsid="00117c55" officeooo:paragraph-rsid="0015891c" style:font-size-asian="12pt" style:font-size-complex="12pt"/>
    </style:style>
    <style:style style:name="P5" style:family="paragraph" style:parent-style-name="Standard">
      <style:text-properties fo:font-size="15pt" officeooo:rsid="00130a0b" officeooo:paragraph-rsid="00130a0b" style:font-size-asian="15pt" style:font-size-complex="15pt"/>
    </style:style>
    <style:style style:name="P6" style:family="paragraph" style:parent-style-name="Standard">
      <style:text-properties fo:font-size="12pt" fo:font-weight="bold" officeooo:rsid="0012f323" officeooo:paragraph-rsid="0015891c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17c55" officeooo:paragraph-rsid="00117c55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8pt" officeooo:rsid="00117c55" officeooo:paragraph-rsid="00117c55" style:font-size-asian="18pt" style:font-size-complex="18pt"/>
    </style:style>
    <style:style style:name="P9" style:family="paragraph" style:parent-style-name="Standard">
      <style:text-properties fo:font-size="18pt" officeooo:rsid="00117c55" officeooo:paragraph-rsid="00161325" style:font-size-asian="18pt" style:font-size-complex="18pt"/>
    </style:style>
    <style:style style:name="P10" style:family="paragraph" style:parent-style-name="Standard">
      <style:text-properties fo:font-size="18pt" officeooo:rsid="00117c55" officeooo:paragraph-rsid="00166c7a" style:font-size-asian="18pt" style:font-size-complex="18pt"/>
    </style:style>
    <style:style style:name="P11" style:family="paragraph" style:parent-style-name="Standard">
      <style:text-properties fo:font-size="14pt" fo:font-weight="bold" officeooo:rsid="00117c55" officeooo:paragraph-rsid="00166c7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17c55" officeooo:paragraph-rsid="00161325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f323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66c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Reformat and Changes </text:p>
      <text:p text:style-name="P1"/>
      <text:p text:style-name="P2">1.Cloud – Signaling Server</text:p>
      <text:p text:style-name="P2"/>
      <text:p text:style-name="P2">→ I did split the files of AngularJS per Operation(controller,template)</text:p>
      <text:p text:style-name="P2"/>
      <text:p text:style-name="P2">→ Split Video Application </text:p>
      <text:p text:style-name="P2"/>
      <text:p text:style-name="P2"><text:tab/>In use :</text:p>
      <text:p text:style-name="P2"><text:tab/>→ Websocket Service:<text:span text:style-name="T2"> <text:s/></text:span><text:span text:style-name="T5">Inform Video Controller about new message</text:span></text:p>
      <text:p text:style-name="P2"><text:tab/>→ Video Service: <text:s text:c="9"/><text:span text:style-name="T5">Responsible for all <text:s/>backend operations </text:span></text:p>
      <text:p text:style-name="P3"><text:tab/>→ Video Controller: <text:s text:c="2"/><text:span text:style-name="T1"><text:s text:c="3"/></text:span><text:span text:style-name="T5">Inform $scope variables, decide based on <text:tab/> <text:s text:c="65"/></text:span></text:p>
      <text:p text:style-name="P4"><text:span text:style-name="T3"><text:tab/><text:tab/><text:tab/><text:tab/> <text:s text:c="21"/>user input,Call Video Services <text:s/></text:span><text:span text:style-name="T4">(Only Staff not <text:tab/><text:tab/><text:tab/><text:tab/><text:tab/><text:tab/> <text:s text:c="9"/>correctly is I send messages <text:tab/>for the Video Call <text:s/></text:span></text:p>
      <text:p text:style-name="P6"><text:tab/><text:tab/><text:tab/><text:tab/><text:tab/> <text:s text:c="9"/>throught the buttons accept,reject,Call)</text:p>
      <text:p text:style-name="P7"><text:tab/><text:tab/><text:tab/><text:tab/><text:tab/></text:p>
      <text:p text:style-name="P5"/>
      <text:p text:style-name="P5">* ! Video Service is now an object holiding information about the whole WebRTC session *</text:p>
      <text:p text:style-name="P5"/>
      <text:p text:style-name="P9"><text:s/></text:p>
      <text:p text:style-name="P10">→<text:span text:style-name="T6"> WebSocket bugs: </text:span></text:p>
      <text:p text:style-name="P11"><text:span text:style-name="T6"><text:tab/>→ Sometime Server doesn’t reply about online users: Check <text:tab/>why, or <text:tab/> <text:s text:c="4"/>AngularMust ask Again</text:span></text:p>
      <text:p text:style-name="P11"><text:tab/>→<text:span text:style-name="T6"> One user two computers ,which one delete when user disconnects ? </text:span>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5:12:44.712988284</meta:creation-date>
    <dc:date>2017-06-07T01:33:36.873547733</dc:date>
    <meta:editing-duration>PT2H19M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15" meta:character-count="894" meta:non-whitespace-character-count="622"/>
  </office:meta>
</office:document-meta>
</file>